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154000017DF00000D9EB95D95B0C2AE0242.svm" manifest:media-type="image/x-svm"/>
  <manifest:file-entry manifest:full-path="Pictures/10000200000000E700000084852849BC3215D41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11cm" svg:height="3.485cm" svg:x="7.052cm" svg:y="14.529cm">
          <draw:image xlink:href="Pictures/20000154000017DF00000D9EB95D95B0C2AE0242.svm" xlink:type="simple" xlink:show="embed" xlink:actuate="onLoad" loext:mime-type="image/x-svm">
            <text:p/>
          </draw:image>
          <draw:image xlink:href="Pictures/10000200000000E700000084852849BC3215D412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08T17:00:24.487000000</meta:creation-date>
    <dc:date>2020-01-08T17:05:49.639000000</dc:date>
    <meta:editing-duration>PT1M50S</meta:editing-duration>
    <meta:editing-cycles>2</meta:editing-cycles>
    <meta:generator>LibreOffice/6.3.4.2$Windows_X86_64 LibreOffice_project/60da17e045e08f1793c57c00ba83cdfce946d0aa</meta:generator>
    <meta:document-statistic meta:object-count="1"/>
  </office:meta>
</office:document-meta>
</file>